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 style:parent-style-name="Imio_20_tableau_20_dest">
      <style:text-properties officeooo:paragraph-rsid="0076d611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4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4"><text:span text:style-name="T5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4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4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4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4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4"><text:span text:style-name="T5">do cell meta-if </text:span><text:span text:style-name="T6">view.do_mailing()</text:span></text:p><text:p text:style-name="P4"><text:span text:style-name="T5">with rec_infos=view.get_ctct_det(mailed_data); rec_dic=view.get_separate_contacts(mailed_data)</text:span></text:p></office:annotation>Destinataire :</text:p>
            <text:p text:style-name="Imio_20_tableau_20_dest"><office:annotation><dc:creator>sge</dc:creator><dc:date>2018-02-21T10:26:18</dc:date><text:p text:style-name="P4"><text:span text:style-name="T5">do text meta-if view.do_mailing()</text:span></text:p><text:p text:style-name="P4"><text:span text:style-name="T5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Imio_20_tableau_20_dest"><office:annotation><dc:creator>sge</dc:creator><dc:date>2018-03-02T10:30:00</dc:date><text:p text:style-name="P4"><text:span text:style-name="T6">do text meta-if view.do_mailing()</text:span></text:p><text:p text:style-name="P4"><text:span text:style-name="T6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4"><text:span text:style-name="T6">do text meta-if view.do_mailing()</text:span></text:p><text:p text:style-name="P4"><text:span text:style-name="T6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4"><text:span text:style-name="T6">do text meta-if view.do_mailing()</text:span></text:p><text:p text:style-name="P4"><text:span text:style-name="T6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4"><text:span text:style-name="T6">do text meta-if view.do_mailing()</text:span></text:p><text:p text:style-name="P4"><text:span text:style-name="T6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4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3-02T10:38:49.857955435</dc:date>
    <dc:creator>sge</dc:creator>
    <meta:editing-duration>PT7H43M38S</meta:editing-duration>
    <meta:editing-cycles>89</meta:editing-cycles>
    <meta:document-statistic meta:table-count="1" meta:image-count="0" meta:object-count="0" meta:page-count="1" meta:paragraph-count="18" meta:word-count="86" meta:character-count="1053" meta:non-whitespace-character-count="1015"/>
  </office:meta>
</office:document-meta>
</file>